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b272" officeooo:paragraph-rsid="001db272"/>
    </style:style>
    <style:style style:name="P2" style:family="paragraph" style:parent-style-name="Standard" style:list-style-name="L1">
      <style:text-properties officeooo:rsid="001db272" officeooo:paragraph-rsid="001db272"/>
    </style:style>
    <style:style style:name="P3" style:family="paragraph" style:parent-style-name="Standard" style:list-style-name="L1">
      <style:text-properties officeooo:paragraph-rsid="001db272"/>
    </style:style>
    <style:style style:name="T1" style:family="text">
      <style:text-properties officeooo:rsid="001db2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para Documentação de Requisitos na Forma de Casos de Uso:</text:p>
      <text:p text:style-name="P1"/>
      <text:list xml:id="list323923865141584927" text:style-name="L1">
        <text:list-item>
          <text:p text:style-name="P2">Nome</text:p>
        </text:list-item>
        <text:list-item>
          <text:p text:style-name="P2">Identificador</text:p>
        </text:list-item>
        <text:list-item>
          <text:p text:style-name="P2">Importância</text:p>
        </text:list-item>
        <text:list-item>
          <text:p text:style-name="P2">Sumário</text:p>
        </text:list-item>
        <text:list-item>
          <text:p text:style-name="P2">Ator Primário</text:p>
          <text:list>
            <text:list-item>
              <text:p text:style-name="P3"><text:span text:style-name="T1">Atores Secundários</text:span></text:p>
            </text:list-item>
          </text:list>
        </text:list-item>
        <text:list-item>
          <text:p text:style-name="P2">Pré-condições</text:p>
        </text:list-item>
        <text:list-item>
          <text:p text:style-name="P2">Fluxo Principal</text:p>
        </text:list-item>
        <text:list-item>
          <text:p text:style-name="P2">Fluxos Alternativos</text:p>
        </text:list-item>
        <text:list-item>
          <text:p text:style-name="P2">Fluxos de Exceção</text:p>
        </text:list-item>
        <text:list-item>
          <text:p text:style-name="P2">Pós-condições</text:p>
        </text:list-item>
        <text:list-item>
          <text:p text:style-name="P2">Regras de Negócio</text:p>
        </text:list-item>
        <text:list-item>
          <text:p text:style-name="P2">Histórico</text:p>
        </text:list-item>
        <text:list-item>
          <text:p text:style-name="P2">Notas de Implementaçã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6-08T17:37:53.335986881</meta:creation-date>
    <meta:generator>LibreOffice/5.1.3.2$Linux_X86_64 LibreOffice_project/10m0$Build-2</meta:generator>
    <dc:date>2016-06-08T17:47:49.868361278</dc:date>
    <dc:creator>Gilmar Arantes</dc:creator>
    <meta:editing-duration>PT9M56S</meta:editing-duration>
    <meta:editing-cycles>1</meta:editing-cycles>
    <meta:document-statistic meta:table-count="0" meta:image-count="0" meta:object-count="0" meta:page-count="1" meta:paragraph-count="15" meta:word-count="49" meta:character-count="291" meta:non-whitespace-character-count="271"/>
  </office:meta>
</office:document-meta>
</file>